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MessageConverterTests.fromMessageTargetClassNo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MessageConverterTests.fromString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MessageConverterTests.fromMessage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MessageConverterTests.fromMessageDefaul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MessageConverterTests.fromMessage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MessageConverterTests.to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MessageConverterTests.fromMessageNoContentTyp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MessageConverterTests.fromByteArray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